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22c71" officeooo:paragraph-rsid="00122c71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officeooo:rsid="00122c71" officeooo:paragraph-rsid="00122c71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1698e8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2pt" officeooo:rsid="001ac6ae" officeooo:paragraph-rsid="001698e8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6pt" officeooo:rsid="00122c71" officeooo:paragraph-rsid="00122c71" style:font-size-asian="16pt" style:font-size-complex="16pt"/>
    </style:style>
    <style:style style:name="P8" style:family="paragraph" style:parent-style-name="Preformatted_20_Text">
      <style:paragraph-properties fo:text-align="start" style:justify-single-word="false"/>
      <style:text-properties fo:font-size="12pt" officeooo:paragraph-rsid="001698e8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rsid="001eb24c" officeooo:paragraph-rsid="0027eed0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1eb24c" officeooo:paragraph-rsid="001eb24c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size="12pt" officeooo:rsid="001eb24c" officeooo:paragraph-rsid="002008c8" style:font-size-asian="12pt" style:font-size-complex="12pt"/>
    </style:style>
    <style:style style:name="P12" style:family="paragraph" style:parent-style-name="Preformatted_20_Text" style:list-style-name="L1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13" style:family="paragraph" style:parent-style-name="Preformatted_20_Text" style:list-style-name="L2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15" style:family="paragraph" style:parent-style-name="Preformatted_20_Text" style:list-style-name="L3">
      <style:paragraph-properties fo:text-align="start" style:justify-single-word="false"/>
      <style:text-properties style:font-name="Liberation Serif" fo:font-size="12pt" officeooo:rsid="001698e8" officeooo:paragraph-rsid="001b44e7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122c71" officeooo:paragraph-rsid="00122c71" style:font-size-asian="12pt" style:font-size-complex="12pt"/>
    </style:style>
    <style:style style:name="P17" style:family="paragraph" style:parent-style-name="Preformatted_20_Text" style:list-style-name="L4">
      <style:paragraph-properties fo:text-align="start" style:justify-single-word="false"/>
      <style:text-properties fo:font-size="12pt" officeooo:rsid="001eb24c" officeooo:paragraph-rsid="0027eed0" style:font-size-asian="12pt" style:font-size-complex="12pt"/>
    </style:style>
    <style:style style:name="T1" style:family="text">
      <style:text-properties officeooo:rsid="0013109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698e8"/>
    </style:style>
    <style:style style:name="T4" style:family="text">
      <style:text-properties style:font-name="Liberation Serif" officeooo:rsid="0016cb34"/>
    </style:style>
    <style:style style:name="T5" style:family="text">
      <style:text-properties style:font-name="Liberation Serif" officeooo:rsid="00192f89"/>
    </style:style>
    <style:style style:name="T6" style:family="text">
      <style:text-properties style:font-name="Liberation Serif" officeooo:rsid="001ac6ae"/>
    </style:style>
    <style:style style:name="T7" style:family="text">
      <style:text-properties style:font-name="Liberation Serif" officeooo:rsid="002008c8"/>
    </style:style>
    <style:style style:name="T8" style:family="text">
      <style:text-properties style:font-name="Liberation Serif" officeooo:rsid="0022a67a"/>
    </style:style>
    <style:style style:name="T9" style:family="text">
      <style:text-properties style:font-name="Liberation Serif" officeooo:rsid="00174ccb"/>
    </style:style>
    <style:style style:name="T10" style:family="text">
      <style:text-properties style:font-name="Liberation Serif" officeooo:rsid="0027eed0"/>
    </style:style>
    <style:style style:name="T11" style:family="text">
      <style:text-properties officeooo:rsid="0014c31a"/>
    </style:style>
    <style:style style:name="T12" style:family="text">
      <style:text-properties officeooo:rsid="0016cb34"/>
    </style:style>
    <style:style style:name="T13" style:family="text">
      <style:text-properties officeooo:rsid="00174ccb"/>
    </style:style>
    <style:style style:name="T14" style:family="text">
      <style:text-properties officeooo:rsid="0018209e"/>
    </style:style>
    <style:style style:name="T15" style:family="text">
      <style:text-properties officeooo:rsid="0021cd33"/>
    </style:style>
    <style:style style:name="T16" style:family="text">
      <style:text-properties officeooo:rsid="0027c812"/>
    </style:style>
    <style:style style:name="T17" style:family="text">
      <style:text-properties officeooo:rsid="00299378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rte graphique</text:p>
      <text:p text:style-name="P2"/>
      <text:p text:style-name="P2">Utilisation de Bootstrap <text:span text:style-name="T1">4.3.1</text:span></text:p>
      <text:p text:style-name="P3"/>
      <text:p text:style-name="P3">*** <text:span text:style-name="T17">Scénario 1 ***</text:span></text:p>
      <text:p text:style-name="P3"/>
      <text:list xml:id="list1018833233" text:style-name="L1">
        <text:list-item>
          <text:p text:style-name="P12">Barre de navigation : Classe navbar navbar-expand-sm bg-dark navbar-dark</text:p>
        </text:list-item>
      </text:list>
      <text:p text:style-name="P3">→ Fond gris foncé</text:p>
      <text:p text:style-name="P3">→ Icône du site en haut à gauche</text:p>
      <text:p text:style-name="P3">→<text:span text:style-name="T16"> Onglets alignés à gauche</text:span></text:p>
      <text:p text:style-name="P3">→ Texte en gris clair puis en blanc une fois survolé</text:p>
      <text:p text:style-name="P3">→ Police et taille par défaut</text:p>
      <text:p text:style-name="P3"/>
      <text:list xml:id="list222099210" text:style-name="L2">
        <text:list-item>
          <text:p text:style-name="P13">Reste de la page : <text:span text:style-name="T12">Classe container-fluid</text:span></text:p>
        </text:list-item>
      </text:list>
      <text:p text:style-name="P4">→<text:span text:style-name="T11"> F</text:span>ond blanc <text:span text:style-name="T11">sur le reste de la page</text:span></text:p>
      <text:p text:style-name="P4">→<text:span text:style-name="T11"> Titres des sections </text:span>(Recherche, titre du résultat, …) : balises HTML &lt;h2&gt;</text:p>
      <text:p text:style-name="P4">→<text:span text:style-name="T11"> Sous titres des sections : balises HTML &lt;h4&gt;</text:span></text:p>
      <text:p text:style-name="P4">→<text:span text:style-name="T15"> Pour le reste, texte par défaut, boutons par défaut</text:span></text:p>
      <text:p text:style-name="P4">→<text:span text:style-name="T14"> Affichage des dates au formats français : JJ/MM/AAAA</text:span></text:p>
      <text:p text:style-name="P4"/>
      <text:list xml:id="list3323193427" text:style-name="L3">
        <text:list-item>
          <text:p text:style-name="P15">Section filtres : <text:bookmark-start text:name="__DdeLink__3_1634021064"/><text:span text:style-name="T13">Classe col-md-2 (2/12 de la largeur de la page)</text:span><text:bookmark-end text:name="__DdeLink__3_1634021064"/></text:p>
        </text:list-item>
      </text:list>
      <text:p text:style-name="P5">→ Utilisation des radios boutons et des checkboxs par défaut</text:p>
      <text:p text:style-name="P8"><text:span text:style-name="T3">→</text:span><text:span text:style-name="T4"> Les radios boutons et checkbox sont décallés de 2 « &amp;nbs » </text:span><text:span text:style-name="T5">sur la droite </text:span><text:span text:style-name="T6">mais pas les dates</text:span></text:p>
      <text:p text:style-name="P8"><text:span text:style-name="T6">→</text:span><text:span text:style-name="T8"> Pas de survol</text:span></text:p>
      <text:p text:style-name="P6"/>
      <text:list xml:id="list3055198206" text:style-name="L4">
        <text:list-item>
          <text:p text:style-name="P17"><text:span text:style-name="T6">P</text:span><text:span text:style-name="T2">résentation des résultats de requete </text:span><text:span text:style-name="T9">Classe col-md-</text:span><text:span text:style-name="T10">10</text:span><text:span text:style-name="T9"> (</text:span><text:span text:style-name="T10">10</text:span><text:span text:style-name="T9">/12 de la largeur de la page</text:span></text:p>
        </text:list-item>
      </text:list>
      <text:p text:style-name="P9"><text:span text:style-name="T9">→</text:span><text:span text:style-name="T10"> Présentation en </text:span><text:span text:style-name="T2">ligne dans une table : Classe table </text:span><text:bookmark-start text:name="__DdeLink__1_1634021064"/><text:span text:style-name="T2">table-striped</text:span><text:bookmark-end text:name="__DdeLink__1_1634021064"/></text:p>
      <text:p text:style-name="P11"><text:span text:style-name="T2">→ Affichage d’une ligne sur deux avec un fond gris clair </text:span><text:span text:style-name="T7">(</text:span><text:span text:style-name="T2">table-striped</text:span><text:span text:style-name="T7">)</text:span></text:p>
      <text:p text:style-name="P10"><text:span text:style-name="T2">→ </text:span><text:span text:style-name="T8">Pas de survol</text:span></text:p>
      <text:p text:style-name="P1"/>
      <text:p text:style-name="P1"/>
      <text:p text:style-name="P1">*** <text:span text:style-name="T17">Scénario 3 **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6T15:40:43.760000000</dc:date>
    <meta:editing-duration>PT40M54S</meta:editing-duration>
    <meta:editing-cycles>2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4" meta:word-count="205" meta:character-count="1092" meta:non-whitespace-character-count="915"/>
  </office:meta>
</office:document-meta>
</file>